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font-size="14pt" style:text-underline-style="none" style:font-size-asian="14pt" style:font-size-complex="14pt"/>
    </style:style>
    <style:style style:name="P7"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yle Hinckley's Optimized Fallout 4 Build</text:p>
      <text:p text:style-name="P1"/>
      <text:p text:style-name="P7">INITIAL SPECIAL STATS</text:p>
      <text:p text:style-name="P7"/>
      <text:list xml:id="list4754446539737489688" text:style-name="L1">
        <text:list-item>
          <text:p text:style-name="P3">Strength <text:tab/>3</text:p>
        </text:list-item>
        <text:list-item>
          <text:p text:style-name="P3">Perception <text:tab/>2*</text:p>
        </text:list-item>
        <text:list-item>
          <text:p text:style-name="P3">Endurance <text:tab/>10</text:p>
        </text:list-item>
        <text:list-item>
          <text:p text:style-name="P3">Charisma <text:tab/>3</text:p>
        </text:list-item>
        <text:list-item>
          <text:p text:style-name="P3">Intelligence <text:tab/>3</text:p>
        </text:list-item>
        <text:list-item>
          <text:p text:style-name="P3">Agility<text:tab/><text:tab/>2</text:p>
        </text:list-item>
        <text:list-item>
          <text:p text:style-name="P3">Luck<text:tab/><text:tab/>5</text:p>
        </text:list-item>
      </text:list>
      <text:p text:style-name="P2"/>
      <text:p text:style-name="P2"><text:tab/>*The YOU'RE SPECIAL book <text:s/>in Sanctuary will be added to Perception, making it 3.</text:p>
      <text:p text:style-name="P2"/>
      <text:p text:style-name="P6"><text:span text:style-name="T2">PERKS</text:span></text:p>
      <text:p text:style-name="P6"><text:span text:style-name="T2"/></text:p>
      <text:p text:style-name="P4">Perk Priority Order<text:span text:style-name="T1"><text:tab/><text:tab/><text:tab/><text:tab/></text:span>SPECIAL Req.<text:span text:style-name="T1"><text:tab/><text:tab/></text:span>Level(s) Available</text:p>
      <text:p text:style-name="P2">Idiot Savant (only ranks 1 &amp; 2)<text:tab/><text:tab/>Luck 5<text:tab/><text:tab/><text:tab/><text:tab/>1, 11</text:p>
      <text:p text:style-name="P2">Solar Powered<text:tab/><text:tab/><text:tab/><text:tab/><text:tab/>Endurance 10<text:tab/><text:tab/><text:tab/>1, 27, 50</text:p>
      <text:p text:style-name="P2">Gun Nut (only rank 1)<text:tab/><text:tab/><text:tab/>Intelligence 3<text:tab/><text:tab/><text:tab/>1</text:p>
      <text:p text:style-name="P2">Armorer<text:tab/><text:tab/><text:tab/><text:tab/><text:tab/>Strength 3<text:tab/><text:tab/><text:tab/>1, 13, 25, 39</text:p>
      <text:p text:style-name="P2">Lifegiver<text:tab/><text:tab/><text:tab/><text:tab/><text:tab/>Endurance 3<text:tab/><text:tab/><text:tab/>1, 8, 20</text:p>
      <text:p text:style-name="P2">Commando<text:tab/><text:tab/><text:tab/><text:tab/><text:tab/>Agility 2<text:tab/><text:tab/><text:tab/>1, 11, 21, 35, 49</text:p>
      <text:p text:style-name="P2">Demolition Expert<text:tab/><text:tab/><text:tab/><text:tab/>Perception 5**<text:tab/><text:tab/>1, 10, 22, 34</text:p>
      <text:p text:style-name="P2">Scrounger<text:tab/><text:tab/><text:tab/><text:tab/><text:tab/>Luck 2<text:tab/><text:tab/><text:tab/><text:tab/>1, 7, 24, 37</text:p>
      <text:p text:style-name="P2">Science!<text:tab/><text:tab/><text:tab/><text:tab/><text:tab/>Intelligence 6***<text:tab/><text:tab/>1, 17, 28, 41</text:p>
      <text:p text:style-name="P2">Medic<text:tab/><text:tab/><text:tab/><text:tab/><text:tab/><text:tab/>Intelligence 2<text:tab/><text:tab/><text:tab/>1, 18, 30, 49</text:p>
      <text:p text:style-name="P2">Ghoulish<text:tab/><text:tab/><text:tab/><text:tab/><text:tab/>Endurance 9<text:tab/><text:tab/><text:tab/>1, 24, 48</text:p>
      <text:p text:style-name="P2">Locksmith (only ranks 1, 2, &amp; 3)<text:tab/><text:tab/>Perception 4**<text:tab/><text:tab/>1, 7, 18, 41</text:p>
      <text:p text:style-name="P2"/>
      <text:p text:style-name="P2"><text:tab/>**Locksmith will require the early Perception Bobblehead in the Museum of Freedom, Demolition Expert will require an additional level point to be added after this. Demolition Expert is not necessary until the Spray and Pray or a similar explosive affix automatic weapon is acquired.</text:p>
      <text:p text:style-name="P2"/>
      <text:p text:style-name="P2"><text:tab/>***Science! will not be available until Intelligence is increased 3 times. One increase can be gained through the Intelligence Bobblehead in the Boston Public Library, the other 2 must be increased with a level point.</text:p>
      <text:p text:style-name="P2"><text:tab/><text:tab/><text:tab/><text:tab/><text:tab/><text:tab/>Total points used: 37 + 1 PER + 2 INT = 40</text:p>
      <text:p text:style-name="P2"><text:tab/><text:tab/>9 perks remain for pursuit of <text:s/>Local Leader (CHA 6) or Robotics Expert (INT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yle Hinckley</meta:initial-creator>
    <meta:creation-date>2016-04-12T17:54:12.56</meta:creation-date>
    <meta:printed-by>Kyle Hinckley</meta:printed-by>
    <meta:print-date>2016-04-12T18:19:28.95</meta:print-date>
    <meta:document-statistic meta:table-count="0" meta:image-count="0" meta:object-count="0" meta:page-count="1" meta:paragraph-count="28" meta:word-count="247" meta:character-count="1433"/>
    <dc:date>2016-04-12T19:44:10.68</dc:date>
    <dc:creator>Kyle Hinckley</dc:creator>
    <meta:editing-duration>PT1H11M17S</meta:editing-duration>
    <meta:editing-cycles>1</meta:editing-cycles>
    <meta:generator>OpenOffice/4.1.2$Win32 OpenOffice.org_project/412m3$Build-9782</meta:generator>
  </office:meta>
</office:document-meta>
</file>